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8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7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8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6" style:family="paragraph" style:parent-style-name="Horizontal_20_Line">
      <style:paragraph-properties fo:line-height="115%"/>
    </style:style>
    <style:style style:name="P87" style:family="paragraph" style:parent-style-name="Horizontal_20_Line">
      <style:paragraph-properties fo:line-height="115%"/>
      <style:text-properties officeooo:paragraph-rsid="00410ddf"/>
    </style:style>
    <style:style style:name="P88" style:family="paragraph" style:parent-style-name="Horizontal_20_Line">
      <style:paragraph-properties fo:line-height="115%"/>
      <style:text-properties officeooo:paragraph-rsid="0066f764"/>
    </style:style>
    <style:style style:name="P89" style:family="paragraph" style:parent-style-name="Horizontal_20_Line">
      <style:paragraph-properties fo:line-height="115%"/>
      <style:text-properties officeooo:paragraph-rsid="0117d0be"/>
    </style:style>
    <style:style style:name="P90" style:family="paragraph" style:parent-style-name="Horizontal_20_Line">
      <style:paragraph-properties fo:line-height="115%"/>
      <style:text-properties officeooo:paragraph-rsid="0094a730"/>
    </style:style>
    <style:style style:name="P91" style:family="paragraph" style:parent-style-name="Horizontal_20_Line">
      <style:paragraph-properties fo:line-height="115%"/>
      <style:text-properties officeooo:paragraph-rsid="01330fdc"/>
    </style:style>
    <style:style style:name="P92" style:family="paragraph" style:parent-style-name="Horizontal_20_Line">
      <style:paragraph-properties fo:line-height="115%"/>
      <style:text-properties officeooo:paragraph-rsid="0150f5c3"/>
    </style:style>
    <style:style style:name="P9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1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5424f4" officeooo:paragraph-rsid="015424f4" style:font-weight-asian="normal" style:font-weight-complex="normal"/>
    </style:style>
    <style:style style:name="P11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2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5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6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39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1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style:font-size-asian="12pt" style:font-style-asian="normal"/>
    </style:style>
    <style:style style:name="T47" style:family="text">
      <style:text-properties fo:color="#000000" loext:opacity="100%" fo:font-size="12pt" fo:font-style="normal" officeooo:rsid="00f3a0b3" style:font-size-asian="12pt" style:font-style-asian="normal"/>
    </style:style>
    <style:style style:name="T48" style:family="text">
      <style:text-properties fo:color="#000000" loext:opacity="100%" fo:font-size="12pt" fo:font-style="normal" officeooo:rsid="00f3f29a" style:font-size-asian="12pt" style:font-style-asian="normal"/>
    </style:style>
    <style:style style:name="T49" style:family="text">
      <style:text-properties fo:color="#000000" loext:opacity="100%" fo:font-size="12pt" fo:font-style="normal" officeooo:rsid="012e66c2" style:font-size-asian="12pt" style:font-style-asian="normal"/>
    </style:style>
    <style:style style:name="T50" style:family="text">
      <style:text-properties fo:color="#000000" loext:opacity="100%" fo:font-size="12pt" fo:font-style="normal" officeooo:rsid="00bbbe5e" style:font-size-asian="12pt" style:font-style-asian="normal"/>
    </style:style>
    <style:style style:name="T51" style:family="text">
      <style:text-properties fo:color="#000000" loext:opacity="100%" fo:font-size="12pt" fo:font-style="normal" officeooo:rsid="00dc4e4c" style:font-size-asian="12pt" style:font-style-asian="normal"/>
    </style:style>
    <style:style style:name="T52" style:family="text">
      <style:text-properties fo:color="#000000" loext:opacity="100%" fo:font-size="12pt" fo:font-style="normal" officeooo:rsid="00e2c6d1" style:font-size-asian="12pt" style:font-style-asian="normal"/>
    </style:style>
    <style:style style:name="T53" style:family="text">
      <style:text-properties fo:color="#000000" loext:opacity="100%" fo:font-size="12pt" fo:font-style="normal" officeooo:rsid="00de6712" style:font-size-asian="12pt" style:font-style-asian="normal"/>
    </style:style>
    <style:style style:name="T54" style:family="text">
      <style:text-properties fo:color="#000000" loext:opacity="100%" fo:font-size="12pt" fo:font-style="normal" officeooo:rsid="00c42b3d" style:font-size-asian="12pt" style:font-style-asian="normal"/>
    </style:style>
    <style:style style:name="T55" style:family="text">
      <style:text-properties fo:color="#000000" loext:opacity="100%" fo:font-size="12pt" fo:font-style="normal" officeooo:rsid="00da5690" style:font-size-asian="12pt" style:font-style-asian="normal"/>
    </style:style>
    <style:style style:name="T56" style:family="text">
      <style:text-properties fo:color="#000000" loext:opacity="100%" fo:font-size="12pt" fo:font-style="normal" officeooo:rsid="00d642f9" style:font-size-asian="12pt" style:font-style-asian="normal"/>
    </style:style>
    <style:style style:name="T57" style:family="text">
      <style:text-properties fo:color="#000000" loext:opacity="100%" fo:font-size="12pt" fo:font-style="normal" officeooo:rsid="006b4918" style:font-size-asian="12pt" style:font-style-asian="normal"/>
    </style:style>
    <style:style style:name="T58" style:family="text">
      <style:text-properties fo:color="#000000" loext:opacity="100%" fo:font-size="12pt" fo:font-style="normal" officeooo:rsid="00c62270" style:font-size-asian="12pt" style:font-style-asian="normal"/>
    </style:style>
    <style:style style:name="T59" style:family="text">
      <style:text-properties fo:color="#000000" loext:opacity="100%" fo:font-size="12pt" fo:font-style="normal" officeooo:rsid="00cbd4d5" style:font-size-asian="12pt" style:font-style-asian="normal"/>
    </style:style>
    <style:style style:name="T60" style:family="text">
      <style:text-properties fo:color="#000000" loext:opacity="100%" fo:font-size="12pt" fo:font-style="normal" officeooo:rsid="00c606a7" style:font-size-asian="12pt" style:font-style-asian="normal"/>
    </style:style>
    <style:style style:name="T61" style:family="text">
      <style:text-properties fo:color="#000000" loext:opacity="100%" fo:font-size="12pt" fo:font-style="normal" officeooo:rsid="00c974e6" style:font-size-asian="12pt" style:font-style-asian="normal"/>
    </style:style>
    <style:style style:name="T62" style:family="text">
      <style:text-properties fo:color="#000000" loext:opacity="100%" fo:font-size="12pt" fo:font-style="normal" officeooo:rsid="00caac87" style:font-size-asian="12pt" style:font-style-asian="normal"/>
    </style:style>
    <style:style style:name="T63" style:family="text">
      <style:text-properties fo:color="#000000" loext:opacity="100%" fo:font-size="12pt" fo:font-style="normal" officeooo:rsid="00cab530" style:font-size-asian="12pt" style:font-style-asian="normal"/>
    </style:style>
    <style:style style:name="T64" style:family="text">
      <style:text-properties fo:color="#000000" loext:opacity="100%" fo:font-size="12pt" fo:font-style="normal" officeooo:rsid="001987d4" style:font-size-asian="12pt" style:font-style-asian="normal"/>
    </style:style>
    <style:style style:name="T65" style:family="text">
      <style:text-properties fo:color="#000000" loext:opacity="100%" fo:font-size="12pt" fo:font-style="normal" officeooo:rsid="00cb24f1" style:font-size-asian="12pt" style:font-style-asian="normal"/>
    </style:style>
    <style:style style:name="T66" style:family="text">
      <style:text-properties fo:color="#000000" loext:opacity="100%" fo:font-size="12pt" fo:font-style="normal" officeooo:rsid="00cbbe27" style:font-size-asian="12pt" style:font-style-asian="normal"/>
    </style:style>
    <style:style style:name="T67" style:family="text">
      <style:text-properties fo:color="#000000" loext:opacity="100%" fo:font-size="12pt" fo:font-style="normal" fo:background-color="transparent" loext:char-shading-value="0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06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07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08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09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0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11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12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13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14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15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16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7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18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9" style:family="text">
      <style:text-properties officeooo:rsid="001bf53f"/>
    </style:style>
    <style:style style:name="T120" style:family="text">
      <style:text-properties fo:font-style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officeooo:rsid="001bf53f" style:font-style-asian="italic" style:font-style-complex="italic"/>
    </style:style>
    <style:style style:name="T123" style:family="text">
      <style:text-properties fo:font-style="italic" officeooo:rsid="00b673e6" style:font-style-asian="italic" style:font-style-complex="italic"/>
    </style:style>
    <style:style style:name="T124" style:family="text">
      <style:text-properties fo:font-style="italic" officeooo:rsid="00510d3b" style:font-style-asian="italic" style:font-style-complex="italic" style:font-weight-complex="normal"/>
    </style:style>
    <style:style style:name="T125" style:family="text">
      <style:text-properties style:font-style-complex="normal"/>
    </style:style>
    <style:style style:name="T126" style:family="text">
      <style:text-properties officeooo:rsid="001bf53f" style:font-style-complex="normal"/>
    </style:style>
    <style:style style:name="T127" style:family="text">
      <style:text-properties officeooo:rsid="00510d3b" style:font-style-complex="normal"/>
    </style:style>
    <style:style style:name="T128" style:family="text">
      <style:text-properties officeooo:rsid="00510d3b" style:font-style-complex="normal" style:font-weight-complex="normal"/>
    </style:style>
    <style:style style:name="T129" style:family="text">
      <style:text-properties officeooo:rsid="01195898" style:font-style-complex="normal"/>
    </style:style>
    <style:style style:name="T130" style:family="text">
      <style:text-properties officeooo:rsid="011b6baa" style:font-style-complex="normal"/>
    </style:style>
    <style:style style:name="T131" style:family="text">
      <style:text-properties officeooo:rsid="01330fdc" style:font-style-complex="normal"/>
    </style:style>
    <style:style style:name="T132" style:family="text">
      <style:text-properties officeooo:rsid="013b48fd" style:font-style-complex="normal"/>
    </style:style>
    <style:style style:name="T133" style:family="text">
      <style:text-properties officeooo:rsid="0150f5c3" style:font-style-complex="normal"/>
    </style:style>
    <style:style style:name="T134" style:family="text">
      <style:text-properties officeooo:rsid="002e88a6"/>
    </style:style>
    <style:style style:name="T135" style:family="text">
      <style:text-properties style:text-position="super 58%" officeooo:rsid="002e88a6"/>
    </style:style>
    <style:style style:name="T136" style:family="text">
      <style:text-properties style:text-position="super 58%" officeooo:rsid="00de6712" fo:background-color="transparent" loext:char-shading-value="0" style:font-weight-complex="normal"/>
    </style:style>
    <style:style style:name="T137" style:family="text">
      <style:text-properties officeooo:rsid="0058d7e8"/>
    </style:style>
    <style:style style:name="T138" style:family="text">
      <style:text-properties officeooo:rsid="00642082"/>
    </style:style>
    <style:style style:name="T139" style:family="text">
      <style:text-properties fo:font-style="normal" officeooo:rsid="003f617d" style:font-style-asian="normal" style:font-weight-complex="normal"/>
    </style:style>
    <style:style style:name="T140" style:family="text">
      <style:text-properties fo:font-style="normal" officeooo:rsid="002ad46c" style:font-style-asian="normal" style:font-weight-complex="normal"/>
    </style:style>
    <style:style style:name="T141" style:family="text">
      <style:text-properties fo:font-style="normal" officeooo:rsid="011dd703" style:font-style-asian="normal" style:font-weight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fo:font-style="normal" officeooo:rsid="00b673e6" style:font-style-asian="normal" style:font-style-complex="normal"/>
    </style:style>
    <style:style style:name="T144" style:family="text">
      <style:text-properties officeooo:rsid="007caea3"/>
    </style:style>
    <style:style style:name="T145" style:family="text">
      <style:text-properties officeooo:rsid="008c8da6"/>
    </style:style>
    <style:style style:name="T146" style:family="text">
      <style:text-properties officeooo:rsid="0091b4ae"/>
    </style:style>
    <style:style style:name="T147" style:family="text">
      <style:text-properties officeooo:rsid="002ad46c"/>
    </style:style>
    <style:style style:name="T148" style:family="text">
      <style:text-properties officeooo:rsid="00a5541d"/>
    </style:style>
    <style:style style:name="T149" style:family="text">
      <style:text-properties officeooo:rsid="00a5d790"/>
    </style:style>
    <style:style style:name="T150" style:family="text">
      <style:text-properties officeooo:rsid="00b0c6f6"/>
    </style:style>
    <style:style style:name="T151" style:family="text">
      <style:text-properties officeooo:rsid="00b673e6"/>
    </style:style>
    <style:style style:name="T152" style:family="text">
      <style:text-properties officeooo:rsid="00be1ec8"/>
    </style:style>
    <style:style style:name="T153" style:family="text">
      <style:text-properties officeooo:rsid="00c42b3d"/>
    </style:style>
    <style:style style:name="T154" style:family="text">
      <style:text-properties officeooo:rsid="00dfb033"/>
    </style:style>
    <style:style style:name="T155" style:family="text">
      <style:text-properties officeooo:rsid="00dc4e4c" fo:background-color="transparent" loext:char-shading-value="0" style:font-weight-complex="normal"/>
    </style:style>
    <style:style style:name="T156" style:family="text">
      <style:text-properties officeooo:rsid="0116c2d1" fo:background-color="transparent" loext:char-shading-value="0" style:font-weight-complex="normal"/>
    </style:style>
    <style:style style:name="T157" style:family="text">
      <style:text-properties officeooo:rsid="006374da" fo:background-color="transparent" loext:char-shading-value="0" style:font-size-complex="12pt"/>
    </style:style>
    <style:style style:name="T158" style:family="text">
      <style:text-properties officeooo:rsid="015abbc9" fo:background-color="transparent" loext:char-shading-value="0" style:font-size-complex="12pt"/>
    </style:style>
    <style:style style:name="T159" style:family="text">
      <style:text-properties officeooo:rsid="00e5f8e5"/>
    </style:style>
    <style:style style:name="T160" style:family="text">
      <style:text-properties officeooo:rsid="00b7c47e"/>
    </style:style>
    <style:style style:name="T161" style:family="text">
      <style:text-properties officeooo:rsid="00e6be7a"/>
    </style:style>
    <style:style style:name="T162" style:family="text">
      <style:text-properties officeooo:rsid="00f074a7"/>
    </style:style>
    <style:style style:name="T163" style:family="text">
      <style:text-properties officeooo:rsid="0101dc2e"/>
    </style:style>
    <style:style style:name="T164" style:family="text">
      <style:text-properties officeooo:rsid="010ef239"/>
    </style:style>
    <style:style style:name="T165" style:family="text">
      <style:text-properties officeooo:rsid="011e903b"/>
    </style:style>
    <style:style style:name="T166" style:family="text">
      <style:text-properties officeooo:rsid="01327e8d"/>
    </style:style>
    <style:style style:name="T167" style:family="text">
      <style:text-properties officeooo:rsid="01330fdc"/>
    </style:style>
    <style:style style:name="T168" style:family="text">
      <style:text-properties officeooo:rsid="01343cd8"/>
    </style:style>
    <style:style style:name="T169" style:family="text">
      <style:text-properties officeooo:rsid="0134a2b0"/>
    </style:style>
    <style:style style:name="T170" style:family="text">
      <style:text-properties officeooo:rsid="0135217c"/>
    </style:style>
    <style:style style:name="T171" style:family="text">
      <style:text-properties officeooo:rsid="0136dc5a"/>
    </style:style>
    <style:style style:name="T172" style:family="text">
      <style:text-properties officeooo:rsid="014e71bc"/>
    </style:style>
    <style:style style:name="T173" style:family="text">
      <style:text-properties officeooo:rsid="0150f5c3"/>
    </style:style>
    <style:style style:name="T174" style:family="text">
      <style:text-properties style:font-name="Times New Roman" officeooo:rsid="006374da" fo:background-color="transparent" loext:char-shading-value="0" style:font-size-complex="12pt"/>
    </style:style>
    <style:style style:name="T175" style:family="text">
      <style:text-properties officeooo:rsid="01562c8a"/>
    </style:style>
    <style:style style:name="T176" style:family="text">
      <style:text-properties officeooo:rsid="015abbc9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Geoffrey Brookshire</text:p>
      <text:p text:style-name="P41"><text:a xlink:type="simple" xlink:href="mailto:brookshire@uchicago.edu" text:style-name="Internet_20_link" text:visited-style-name="Visited_20_Internet_20_Link"><text:span text:style-name="T176">brookshire@uchicago.edu</text:span></text:a><text:span text:style-name="T176"> </text:span></text:p>
      <text:p text:style-name="P24"><text:a xlink:type="simple" xlink:href="https://github.com/gbrookshire" text:style-name="Internet_20_link" text:visited-style-name="Visited_20_Internet_20_Link"><text:span text:style-name="T157">https://github.com/gbrookshire</text:span></text:a></text:p>
      <text:p text:style-name="P24"><text:a xlink:type="simple" xlink:href="https://scholar.google.com/citations?user=g4fxY0wAAAAJ&amp;hl=en" text:style-name="Internet_20_link" text:visited-style-name="Visited_20_Internet_20_Link"><text:span text:style-name="T158">Google scholar page</text:span></text:a><text:span text:style-name="T174"> </text:span></text:p>
      <text:p text:style-name="P42"/>
      <text:p text:style-name="P6">Postdoctoral experience</text:p>
      <text:p text:style-name="P91"/>
      <text:p text:style-name="P81"><text:span text:style-name="T85">2018–</text:span><text:span text:style-name="T88">2021<text:tab/><text:tab/></text:span><text:span text:style-name="T86">Postdoctoral Research Fellow</text:span></text:p>
      <text:p text:style-name="P38"><text:tab/><text:tab/><text:tab/>University of <text:span text:style-name="T167">Birmingham</text:span></text:p>
      <text:p text:style-name="P36"><text:tab/><text:tab/><text:tab/>PI: Ole Jensen</text:p>
      <text:p text:style-name="P37"/>
      <text:p text:style-name="P4">Education</text:p>
      <text:p text:style-name="P86"/>
      <text:p text:style-name="P82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8"><text:tab/><text:tab/><text:tab/>University of Chicago</text:p>
      <text:p text:style-name="P36"><text:span text:style-name="T168"><text:tab/><text:tab/><text:tab/>PI</text:span><text:span text:style-name="T83">: Daniel Casasant</text:span><text:span text:style-name="T169">o</text:span></text:p>
      <text:p text:style-name="P34"/>
      <text:p text:style-name="P34"><text:span text:style-name="T169">2017-18</text:span><text:tab/><text:tab/><text:span text:style-name="T169">Visiting student at </text:span>Cornell University</text:p>
      <text:p text:style-name="P40"/>
      <text:p text:style-name="P82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82"><text:span text:style-name="T82"><text:tab/><text:tab/><text:tab/></text:span><text:span text:style-name="T81">The New School for Social Research</text:span></text:p>
      <text:p text:style-name="P35"><text:tab/><text:tab/><text:tab/><text:span text:style-name="T170">PI</text:span>: Daniel Casasanto</text:p>
      <text:p text:style-name="P22"/>
      <text:p text:style-name="P83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2"><text:tab/><text:tab/><text:tab/>University of California – Berkeley</text:p>
      <text:p text:style-name="P18"><text:tab/><text:tab/><text:tab/><text:span text:style-name="T168">PI: Rich Ivry</text:span></text:p>
      <text:p text:style-name="P18"/>
      <text:p text:style-name="P2">Awards</text:p>
      <text:p text:style-name="P87"/>
      <text:p text:style-name="P33">2016<text:tab/><text:tab/><text:tab/>William Orr Dingwall Foundation Neurolinguistics Fellowship</text:p>
      <text:p text:style-name="P32">2016<text:tab/><text:tab/><text:tab/>Center for Gesture, Sign and Language Research Grant</text:p>
      <text:p text:style-name="P25">2014<text:tab/><text:tab/><text:tab/>Arts, Science, &amp; Culture Graduate Collaboration Grant</text:p>
      <text:p text:style-name="P26">2013<text:tab/><text:tab/><text:tab/>Norman H. Anderson Research Fund</text:p>
      <text:p text:style-name="P27">2013<text:tab/><text:tab/><text:tab/><text:span text:style-name="T144">New School for Social Research</text:span> Outstanding M.A. Graduate award</text:p>
      <text:p text:style-name="P28">2011–2013<text:tab/><text:tab/><text:span text:style-name="T144">New School for Social Research</text:span> Dean’s Scholarship</text:p>
      <text:p text:style-name="P19">2012<text:tab/><text:tab/><text:tab/>National Science Foundation GRFP Honorable Mention</text:p>
      <text:p text:style-name="P19">2011<text:tab/><text:tab/><text:tab/>Robert J. Glushko &amp; Pamela Samuelson Foundation Student Travel Grant</text:p>
      <text:p text:style-name="P29">2009<text:tab/><text:tab/><text:tab/>Highest distinction in general scholarship, UC Berkeley</text:p>
      <text:p text:style-name="P20"><text:soft-page-break/>2008<text:span text:style-name="T147">–2009<text:tab/></text:span><text:tab/>Robert &amp; Colleen Haas Scholar</text:p>
      <text:p text:style-name="P19">2005<text:tab/><text:tab/><text:tab/>Flinn Foundation Scholarship Finalist</text:p>
      <text:p text:style-name="P18"/>
      <text:p text:style-name="P5">Publications</text:p>
      <text:p text:style-name="P87"/>
      <text:p text:style-name="P111"><text:span text:style-name="T68">B</text:span><text:span text:style-name="T67">rookshire, G. (In review). Re-evaluating rhythmic attentional switching: Spurious oscillations from shuffling-in-time. </text:span><text:span text:style-name="T75">Preprint: https://www.biorxiv.org/content/10.1101/2021.05.07.443101v1</text:span></text:p>
      <text:p text:style-name="P110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72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10">Lucero, C., Brookshire, G., Sava-Segal, C., Bottini, R., Goldin-Meadow, S., Vogel, E. K., &amp; Casasanto, D. (<text:span text:style-name="T172">2020</text:span>.) Unconscious number discrimination in the human visual system. <text:span text:style-name="T121">Cerebral Cortex 30</text:span><text:span text:style-name="T142">(11), 5821-5829.</text:span></text:p>
      <text:p text:style-name="P106">Brookshire, G. &amp; Casasanto, D. (2018). Approach motivation in human cerebral cortex. <text:span text:style-name="T121">Philosophical Transactions of the Royal Society B</text:span>. DOI: 10.1098/rstb.2017-0141</text:p>
      <text:p text:style-name="P106">Brookshire, G., Lu, J., Nusbaum, H. C., Goldin-Meadow, S., &amp; Casasanto, D. (2017). Visual cortex entrains to sign language. <text:span text:style-name="T120">Proceedings of the National Academy of Sciences</text:span>, <text:span text:style-name="T120">114</text:span>(24), 6352-6357.</text:p>
      <text:p text:style-name="P107"><text:span text:style-name="T148">Gray, S. J., Brookshire, G., Casasanto, D., &amp; Gallo, D. </text:span>(<text:span text:style-name="T151">2015</text:span>). Electrically Stimulating Prefrontal Cortex at Retrieval Improves Recollection Accuracy. <text:span text:style-name="T121">Cortex</text:span><text:span text:style-name="T123">, 73</text:span><text:span text:style-name="T143">, 188-194.</text:span></text:p>
      <text:p text:style-name="P108">Casasanto, D., Brookshire, G., <text:span text:style-name="T153">&amp; </text:span>Ivry, R. (<text:span text:style-name="T151">2015</text:span>). Meaning is not a reflex: Context dependence of motor-meaning congruity effects. <text:span text:style-name="T121">Cognitive Scienc</text:span><text:span text:style-name="T123">e, 39</text:span><text:span text:style-name="T143">(8), 1979-1986. </text:span></text:p>
      <text:p text:style-name="P109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5"><text:span text:style-name="T77">Brookshire, G., Graver, C., </text:span><text:span text:style-name="T79">&amp;</text:span><text:span text:style-name="T77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104"><text:span text:style-name="T76">Brookshire, G. &amp; Casasanto, D. (2012). Motivation and Motor Control: Hemispheric Specialization for Approach Motivation Reverses with Handedness. </text:span><text:span text:style-name="T10">PLoS ONE 7(4)</text:span><text:span text:style-name="T46">: e36036. doi:10.1371/journal.pone.0036036</text:span></text:p>
      <text:p text:style-name="P104"><text:span text:style-name="T46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6"> (pp. 2610-2615). Austin, TX: Cognitive Science Society.</text:span></text:p>
      <text:p text:style-name="P96"><text:span text:style-name="T14">Brookshire, G.</text:span><text:span text:style-name="T13">, Ivry, R., &amp; Casasanto, D. (2010). Modulation of motor-meaning congruity effects for </text:span><text:soft-page-break/><text:span text:style-name="T13">valenced words. In S. Ohlsson &amp; R. Catrambone (Eds.), </text:span><text:span text:style-name="T5">Proceedings of the 32nd Annual Conference of the Cognitive Science Society</text:span><text:span text:style-name="T13"> (pp. 1940-1945). Austin, TX: Cognitive Science Society.</text:span></text:p>
      <text:p text:style-name="P75"/>
      <text:p text:style-name="P7">Talks</text:p>
      <text:p text:style-name="P90"/>
      <text:p text:style-name="P79"><text:span text:style-name="T94">* </text:span><text:span text:style-name="T95">Invited talks</text:span></text:p>
      <text:p text:style-name="P50"/>
      <text:p text:style-name="P121"><text:span text:style-name="T94">2</text:span><text:span text:style-name="T91">021<text:tab/><text:tab/>* </text:span><text:span text:style-name="T97">CEA NeuroSpin – INSERM Cognitive Neuroimaging Unit</text:span></text:p>
      <text:p text:style-name="P114"><text:span text:style-name="T94">2</text:span><text:span text:style-name="T91">020<text:tab/><text:tab/>* Psycholinguistics group meeting, University of Birmingham, UK</text:span></text:p>
      <text:p text:style-name="P84"><text:span text:style-name="T94">2018<text:tab/><text:tab/>* </text:span><text:span text:style-name="T96">Chang lab, UCSF</text:span></text:p>
      <text:p text:style-name="P80"><text:bookmark text:name=":11v"/><text:span text:style-name="T94"><text:tab/><text:tab/>* </text:span>Meetings on Methodology for MEEG, <text:span text:style-name="T94">University of Birmingham, UK</text:span></text:p>
      <text:p text:style-name="P49"><text:tab/><text:tab/>* Speech and Language Consortium meeting, University of Westminster, UK</text:p>
      <text:p text:style-name="P48">2017<text:tab/><text:tab/><text:span text:style-name="T155">89</text:span><text:span text:style-name="T136">th</text:span><text:span text:style-name="T155"> annual meeting of the Midwestern Psychological Association, Chicago, IL</text:span></text:p>
      <text:p text:style-name="P48"><text:span text:style-name="T155"><text:tab/><text:tab/></text:span><text:span text:style-name="T156">Human Development Brown Bag talk, Cornell</text:span></text:p>
      <text:p text:style-name="P43">2015<text:tab/><text:tab/><text:span text:style-name="T150">Art, Science and Culture Initiative at UChicago</text:span></text:p>
      <text:p text:style-name="P43"><text:tab/><text:tab/>University of Chicago Neuroscience Annual Retreat</text:p>
      <text:p text:style-name="P44"><text:tab/><text:tab/><text:span text:style-name="T150">Humanities Day at UChicago</text:span></text:p>
      <text:p text:style-name="P45">2014<text:tab/><text:tab/>Cognitive Workshop, University of Chicago</text:p>
      <text:p text:style-name="P45"><text:tab/><text:tab/><text:span text:style-name="T146">NEURO chats, University of Chicago</text:span></text:p>
      <text:p text:style-name="P46"><text:span text:style-name="T134">2013<text:tab/><text:tab/>35</text:span><text:span text:style-name="T135">th</text:span><text:span text:style-name="T134"> annual meeting of the Cognitive Science Society, Berlin, Germany</text:span></text:p>
      <text:p text:style-name="P46">2011<text:tab/><text:tab/><text:span text:style-name="T134">33</text:span><text:span text:style-name="T135">rd</text:span><text:span text:style-name="T134"> a</text:span>nnual <text:span text:style-name="T154">m</text:span>eeting of the Cognitive Science Society, Boston, MA</text:p>
      <text:p text:style-name="P7"/>
      <text:p text:style-name="P8">Posters</text:p>
      <text:p text:style-name="P87"/>
      <text:p text:style-name="P85"><text:span text:style-name="T100">Brookshire, G., Mangelsdorf, H.</text:span><text:span text:style-name="T101">H</text:span><text:span text:style-name="T100">., Sava-Segal, C., Reis, K., Nusbaum, H., Goldin-Meadow, S., </text:span><text:span text:style-name="T101">Casasanto, D. (202</text:span><text:span text:style-name="T102">1</text:span><text:span text:style-name="T101">). </text:span><text:span text:style-name="T110">Expertise modulates neural tracking of dance and sign language</text:span><text:span text:style-name="T101">. Poster</text:span><text:span text:style-name="T102"> </text:span><text:span text:style-name="T101">presented at the 202</text:span><text:span text:style-name="T102">1</text:span><text:span text:style-name="T101"> </text:span><text:span text:style-name="T103">m</text:span><text:span text:style-name="T104">eeting of the </text:span><text:span text:style-name="T102">Cognitive Science Society</text:span><text:span text:style-name="T104">.</text:span></text:p>
      <text:p text:style-name="P119"><text:span text:style-name="T106">B</text:span><text:span text:style-name="T105">rookshire, G., Mangelsdorf, H.</text:span><text:span text:style-name="T110">H</text:span><text:span text:style-name="T105">., Sava-Segal, C., Reis, K., Nusbaum, H., Goldin-Meadow, S., </text:span><text:span text:style-name="T110">Casasanto, D. (2020). Cortical stimulus-tracking depends on expertise. Poster presented at the 2020 <text:s/></text:span><text:span text:style-name="T111">m</text:span><text:span text:style-name="T107">eeting of the Society for the Neurobiology of Language.</text:span></text:p>
      <text:p text:style-name="P115"><text:span text:style-name="T106">B</text:span><text:span text:style-name="T105">rookshire, G., Landau, A., &amp; Jensen, O. (2019). Investigating rhythmic attentional sampling using rapid frequency-tagging in MEG. Poster presented at the MEG UK Conference in Cardiff, UK.</text:span></text:p>
      <text:p text:style-name="P116"><text:span text:style-name="T106">B</text:span><text:span text:style-name="T107">rookshire, G. &amp; Casasanto, D. (201</text:span><text:span text:style-name="T108">8</text:span><text:span text:style-name="T107">). </text:span><text:span text:style-name="T108">Cortex can entrain to predictable sequences even in the absense of periodicity. Poster presented at the 25</text:span><text:span text:style-name="T116">th</text:span><text:span text:style-name="T108"> annual meeting of the Cognitive Neuroscience Society in Boston, MA.</text:span></text:p>
      <text:p text:style-name="P117"><text:span text:style-name="T106">Lucero, C., Brookshire, G., Quirk, C., Goldin-Meadow, S., Vogel, E., &amp; Casasanto, D. (2018). Unconscious number discrimination in the human visual system. Poster presented at the 25</text:span><text:span text:style-name="T117">th</text:span><text:span text:style-name="T106"> annual </text:span><text:soft-page-break/><text:span text:style-name="T106">meeting of the Cognitive Neuroscience Society, Boston, MA. </text:span></text:p>
      <text:p text:style-name="P117"><text:span text:style-name="T106">B</text:span><text:span text:style-name="T107">rookshire, G. &amp; Casasanto, D. (201</text:span><text:span text:style-name="T108">8</text:span><text:span text:style-name="T107">). Cortical phase-locking to predictable temporal sequences in the absence of periodicity. </text:span><text:span text:style-name="T109">Poster presented at the 31</text:span><text:span text:style-name="T118">st</text:span><text:span text:style-name="T109"> annual CUNY Sentence Processing Conference, Davis, CA.</text:span></text:p>
      <text:p text:style-name="P116"><text:span text:style-name="T106">Yap, D. F., Brookshire, G., &amp; Casasanto, D. (2018). Beat gestures encode spatial semantics. Poster presented at the 31st </text:span><text:span text:style-name="T109">annual CUNY Sentence Processing Conference, Davis, CA.</text:span><text:span text:style-name="T106"> </text:span></text:p>
      <text:p text:style-name="P118"><text:span text:style-name="T106">B</text:span><text:span text:style-name="T107">rookshire, G. &amp; Casasanto, D. (2017). C</text:span><text:span text:style-name="T46">ortical entrainment depends on temporal predictability, not periodicity. </text:span><text:span text:style-name="T47">Poster presented at the 9</text:span><text:span text:style-name="T112">th</text:span><text:span text:style-name="T47"> </text:span><text:span text:style-name="T48">a</text:span><text:span text:style-name="T47">nnual </text:span><text:span text:style-name="T48">m</text:span><text:span text:style-name="T47">eeting of the Society for the Neurobiology of Language, Baltimore, MD. </text:span><text:span text:style-name="T49">(Selected for presentation as a poster slam.)</text:span></text:p>
      <text:p text:style-name="P97"><text:span text:style-name="T50">Brookshire, G., Lu, J., Nusbaum, H., </text:span><text:span text:style-name="T51">Goldin-Meadow, S., &amp; Casasanto, D. (201</text:span><text:span text:style-name="T52">7</text:span><text:span text:style-name="T51">). </text:span><text:span text:style-name="T53">Visual cortex entrains to low-frequency amplitude variability in sign language. <text:s/></text:span><text:span text:style-name="T51">Poster presented at </text:span><text:span text:style-name="T53">the 24</text:span><text:span text:style-name="T113">th</text:span><text:span text:style-name="T53"> annual meeting of the Cognitive Neuroscience Society, San Francisco, CA.</text:span></text:p>
      <text:p text:style-name="P98"><text:span text:style-name="T50">Brookshire, G., </text:span><text:span text:style-name="T54">Turk-Browne, N.B.,</text:span><text:span text:style-name="T50"> &amp; Casasanto, D. </text:span><text:span text:style-name="T55">(2016). </text:span><text:span text:style-name="T50">Top-down </text:span><text:span text:style-name="T56">p</text:span><text:span text:style-name="T50">redictions in </text:span><text:span text:style-name="T56">s</text:span><text:span text:style-name="T50">tatistical </text:span><text:span text:style-name="T56">l</text:span><text:span text:style-name="T50">earning </text:span><text:span text:style-name="T56">c</text:span><text:span text:style-name="T50">arried by </text:span><text:span text:style-name="T56">a</text:span><text:span text:style-name="T50">lpha </text:span><text:span text:style-name="T56">o</text:span><text:span text:style-name="T50">scillations. </text:span><text:span text:style-name="T56">Poster presented at the 8</text:span><text:span text:style-name="T114">th</text:span><text:span text:style-name="T56"> annual meeting for the Society for the Neurobiology of Language, London.</text:span></text:p>
      <text:p text:style-name="P98"><text:span text:style-name="T57">B</text:span><text:span text:style-name="T46">rookshire, G. &amp; Casasanto, D. (</text:span><text:span text:style-name="T58">2016). Top-down predictions in statistical learning are carried by alpha oscillations. Poster presented at the </text:span><text:span text:style-name="T59">28</text:span><text:span text:style-name="T115">th</text:span><text:span text:style-name="T59"> annual convention of the</text:span><text:span text:style-name="T58"> Association for Psychological Science, Chicago, IL.</text:span></text:p>
      <text:p text:style-name="P99"><text:span text:style-name="T57">B</text:span><text:span text:style-name="T46">rookshire, G. &amp; Cas</text:span><text:span text:style-name="T60">a</text:span><text:span text:style-name="T46">santo, D. (2015). Associative networks learn grammatical categories from sequential order alone. Poster presented at the </text:span><text:span text:style-name="T61">56th annual meeting of the Psychonomic Society, Chicago, IL.</text:span></text:p>
      <text:p text:style-name="P100"><text:span text:style-name="T57">B</text:span><text:span text:style-name="T46">rookshire, G. &amp; Cas</text:span><text:span text:style-name="T60">a</text:span><text:span text:style-name="T46">santo, D. (2015). Associative networks learn abstract grammatical categories. Poster presented at the </text:span><text:span text:style-name="T62">7th annual meeting of the Society for the Neurobiology of Language, Chicago, IL.</text:span></text:p>
      <text:p text:style-name="P101"><text:span text:style-name="T57">Brookshire, G. &amp; Casasanto, D. (2013). Manual motor asymmetries predict hemispheric lateralization of emotion. Poster presented at the </text:span><text:span text:style-name="T63">3rd annual meeting of the Society for Social Neuroscience (S4SN), San Diego, CA.</text:span></text:p>
      <text:p text:style-name="P102"><text:span text:style-name="T64">Brookshire, G. &amp; Casasanto, D. (2013). Brief Motor Experience Reverses Visual Hemifield Effects for Emotional Faces. Poster presented at the </text:span><text:span text:style-name="T65">25th annual convention of the Association for Psychological Science, Washington, DC.</text:span></text:p>
      <text:p text:style-name="P102"><text:span text:style-name="T46">Brookshire, G. <text:s/>&amp; Casasanto, D. (2013). Manual motor asymmetries predict neural organization of emotion. Poster</text:span><text:span text:style-name="T64"> </text:span><text:span text:style-name="T46">presented at the </text:span><text:span text:style-name="T65">20th annual meeting of the Cognitive Neuroscience Society, San Francisco, CA.</text:span></text:p>
      <text:p text:style-name="P103"><text:span text:style-name="T46">Brookshire, G. &amp; Casasanto, D. (2011). Brief motor experience reverses visual hemifield effects. <text:s/>Poster presented at the </text:span><text:span text:style-name="T66">18th annual meeting of the Cognitive Neuroscience Society, San Francisco, CA.</text:span></text:p>
      <text:p text:style-name="P51">Brookshire, G. &amp; Casasanto, D. (2010). Motor Fluency Predicts Space-Valence Associations. Poster presented at The Embodied Mind: Perspectives &amp; Limitations, Nijmegen, Netherlands.</text:p>
      <text:p text:style-name="P51"><text:soft-page-break/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7"/>
      <text:p text:style-name="P94"><text:span text:style-name="T7">Ad hoc reviewer</text:span><text:span text:style-name="T15">: </text:span><text:span text:style-name="T24">Acta Psychologia; </text:span><text:span text:style-name="T15">Attention, Perception &amp; Psychophysics; </text:span><text:span text:style-name="T13">Brain and Language; Cerebral Cortex; </text:span><text:span text:style-name="T18">Cognition; </text:span><text:span text:style-name="T21">Cognitive Process</text:span><text:span text:style-name="T23">ing</text:span><text:span text:style-name="T21">; </text:span><text:span text:style-name="T17">Cognitive Science;</text:span><text:span text:style-name="T13"> Cognitive Science Society conference proceedings; </text:span><text:span text:style-name="T20">Emotion; </text:span><text:span text:style-name="T45">European Journal of Neuroscience; </text:span><text:span text:style-name="T13">Frontiers in Psychology; </text:span><text:span text:style-name="T41">Journal of Cognitive Psychology; </text:span><text:span text:style-name="T19">Journal of Neuroscience; </text:span><text:span text:style-name="T43">Nature Neuroscience; </text:span><text:span text:style-name="T30">NeuroImage; </text:span><text:span text:style-name="T25">Proceedings of the National Academy of Sciences; </text:span><text:span text:style-name="T16">Psychological Research; </text:span><text:span text:style-name="T22">Psychological Science</text:span></text:p>
      <text:p text:style-name="P70"/>
      <text:p text:style-name="P95"><text:span text:style-name="T7">Memberships</text:span><text:span text:style-name="T15">: Association for Psychological Science, Cognitive Neuroscience Society, Cognitive Science Society, </text:span><text:span text:style-name="T26">Psychonomic Society, </text:span><text:span text:style-name="T27">Society for the Neurobiology of Language, </text:span><text:span text:style-name="T28">Society for Neuroscience</text:span></text:p>
      <text:p text:style-name="P69"/>
      <text:p text:style-name="P113"><text:span text:style-name="T8">D</text:span><text:span text:style-name="T6">epartment</text:span><text:span text:style-name="T9">al</text:span><text:span text:style-name="T6"> service</text:span><text:span text:style-name="T13">: </text:span><text:span text:style-name="T44">Presented on applying for postdoctoral positions in the </text:span><text:span text:style-name="T13">“</text:span><text:span text:style-name="T44">What next?” Workshop on career advice after the PhD (2019); </text:span><text:span text:style-name="T43">Co-organize cognitive neuroscience workshop between the University of Birmingham and Oxford University </text:span><text:span text:style-name="T44">(2019);</text:span><text:span text:style-name="T43"> </text:span><text:span text:style-name="T42">Organized PhD/postdoc symposium for visiting speaker Sabine Kastner (2018); </text:span><text:span text:style-name="T40">Student mentor for a first-year PhD student (2014–2017); Host visiting prospective students (2014–2017); </text:span><text:span text:style-name="T31">C</text:span><text:span text:style-name="T13">ommittee to select departmental colloquium speakers </text:span><text:span text:style-name="T29">(2014–2015)</text:span></text:p>
      <text:p text:style-name="P113"><text:span text:style-name="T40"><text:s text:c="2"/></text:span><text:span text:style-name="T42"><text:s/></text:span></text:p>
      <text:p text:style-name="P112"><text:span text:style-name="T2">Outreach and community</text:span><text:span text:style-name="T32">: </text:span><text:span text:style-name="T39">General</text:span><text:span text:style-name="T38">-audience presentations at Brain Awareness Week, Birmingham (2019); </text:span><text:span text:style-name="T33">Judge for the Chicago Area Undergraduate Research Symposium (201</text:span><text:span text:style-name="T34">6–17</text:span><text:span text:style-name="T33">); </text:span><text:span text:style-name="T35">Presentations for the general public at the UChicago Humanities Day (2015) and Art, Science and Culture Initiative (2015); Cognitive science demonstrations </text:span><text:span text:style-name="T36">for college students </text:span><text:span text:style-name="T35">with the Think Tank (201</text:span><text:span text:style-name="T37">5-1</text:span><text:span text:style-name="T35">6, thinktank.uchicago.edu)</text:span></text:p>
      <text:p text:style-name="P11"/>
      <text:p text:style-name="P12">Teaching and supervision</text:p>
      <text:p text:style-name="P87"/>
      <text:p text:style-name="P77">Teaching</text:p>
      <text:p text:style-name="P58">2020<text:tab/><text:tab/><text:tab/>Workshop: Introduction to Psychopy for masters students (Birmingham)</text:p>
      <text:p text:style-name="P56">2017<text:tab/><text:tab/><text:tab/>Teaching assistant, Cognitive psychology<text:span text:style-name="T160"> (undergrad)</text:span>, UChicago</text:p>
      <text:p text:style-name="P73"><text:tab/><text:tab/><text:tab/>TA, Cognitive diversity<text:span text:style-name="T160"> (undergrad)</text:span>, U<text:span text:style-name="T163">C</text:span>hicago</text:p>
      <text:p text:style-name="P74"><text:tab/><text:tab/><text:tab/>Guest lecture<text:span text:style-name="T162"> for Cognitive Diversity</text:span>: Bodily relativity of a<text:span text:style-name="T162">ffective motivation</text:span></text:p>
      <text:p text:style-name="P120"><text:span text:style-name="T92"><text:tab/><text:tab/><text:tab/>Guest lectures </text:span>Experimental Methods in Linguistics<text:span text:style-name="T92">: Mixed effects models in R</text:span></text:p>
      <text:p text:style-name="P120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3">2016<text:tab/><text:tab/><text:tab/>T<text:span text:style-name="T159">A</text:span>, Biological psychology (undergrad), U<text:span text:style-name="T152">C</text:span>hicago</text:p>
      <text:p text:style-name="P53"><text:soft-page-break/><text:tab/><text:tab/><text:tab/><text:span text:style-name="T152">TA, Sensation and perception (undergrad), UChicago</text:span></text:p>
      <text:p text:style-name="P53">2012<text:tab/><text:tab/><text:tab/>T<text:span text:style-name="T159">A</text:span>, Body and cognition (<text:span text:style-name="T164">graduate</text:span>), The New School</text:p>
      <text:p text:style-name="P54"/>
      <text:p text:style-name="P76">Supervision</text:p>
      <text:p text:style-name="P57">2017-<text:span text:style-name="T171">2018<text:tab/></text:span><text:tab/>Cornell University: Research supervisor for undergraduates (Rachel Mattessich)</text:p>
      <text:p text:style-name="P55">2014<text:span text:style-name="T147">–2017<text:tab/></text:span><text:tab/><text:span text:style-name="T145">University of Chicago: </text:span>Research supervisor for <text:span text:style-name="T161">masters students (Srishti Goel), </text:span>undergraduates (Chelsea Rapoport, <text:span text:style-name="T149">Amritpal Singh, Jahn Madlangbayan, Clara Sava-Segal, Varun Joshi</text:span>), <text:span text:style-name="T166">and high-schoolers (Ben Grobman, Juliana Berlin). </text:span></text:p>
      <text:p text:style-name="P23"><text:span text:style-name="T139">2011</text:span><text:span text:style-name="T140">–</text:span><text:span text:style-name="T139">2013<text:tab/><text:tab/></text:span><text:span text:style-name="T141">The New School for Social Research: </text:span><text:span text:style-name="T139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8"/>
      <text:p text:style-name="P39">2018–20<text:span text:style-name="T175">21</text:span> <text:tab/>The University of Birmingham</text:p>
      <text:p text:style-name="P39"><text:tab/><text:tab/><text:tab/>PI: Ole Jensen</text:p>
      <text:p text:style-name="P30"/>
      <text:p text:style-name="P30">2013–<text:span text:style-name="T171">2018 </text:span><text:tab/>The University of Chicago</text:p>
      <text:p text:style-name="P30"><text:tab/><text:tab/><text:tab/>PI: Daniel Casasanto</text:p>
      <text:p text:style-name="P31"/>
      <text:p text:style-name="P31">2011–2013<text:tab/><text:tab/>The New School for Social Research</text:p>
      <text:p text:style-name="P93"><text:span text:style-name="T3"><text:tab/><text:tab/><text:tab/></text:span><text:span text:style-name="T4">PI: Daniel Casasanto</text:span></text:p>
      <text:p text:style-name="P21"/>
      <text:p text:style-name="P93"><text:span text:style-name="T2">2009–2011</text:span><text:span text:style-name="T1"><text:tab/></text:span><text:span text:style-name="T2"><text:tab/>Max Planck Institute for Psycholinguistics, Nijmegen, NL</text:span></text:p>
      <text:p text:style-name="P21"><text:tab/><text:tab/><text:tab/>Research assistant</text:p>
      <text:p text:style-name="P21"><text:tab/><text:tab/><text:tab/><text:span text:style-name="T138">PIs</text:span>: Peter Hagoort, Jos van Berkum, <text:span text:style-name="T137">and </text:span>Daniel Casasanto</text:p>
      <text:p text:style-name="P21"/>
      <text:p text:style-name="P21">2007–2009<text:tab/><text:tab/>University of California - Berkeley</text:p>
      <text:p text:style-name="P21"><text:tab/><text:tab/><text:tab/>Research assistant</text:p>
      <text:p text:style-name="P21"><text:tab/><text:tab/><text:tab/><text:span text:style-name="T138">PI</text:span>: Richard Ivry</text:p>
      <text:p text:style-name="P21"/>
      <text:p text:style-name="P21">2006<text:tab/><text:tab/><text:tab/>University of California - Berkeley</text:p>
      <text:p text:style-name="P21"><text:tab/><text:tab/><text:tab/>Research assistant</text:p>
      <text:p text:style-name="P21"><text:tab/><text:tab/><text:tab/><text:span text:style-name="T138">PI</text:span>: Laura Sterponi</text:p>
      <text:p text:style-name="P16"/>
      <text:p text:style-name="P16">Press</text:p>
      <text:p text:style-name="P87"/>
      <text:p text:style-name="P6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3"><text:soft-page-break/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2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1">ScienceMag.com, <text:span text:style-name="T121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60">PopularScience.com, <text:span text:style-name="T121">The Keyboard’s Strange Impact On Your Baby’s Name</text:span><text:span text:style-name="T125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25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25">your-baby%E2%80%99s-name</text:span></text:a></text:p>
      <text:p text:style-name="P59">Time.com, <text:span text:style-name="T121">Study: Keyboards Are Influencing What You Name Your Baby</text:span><text:span text:style-name="T125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2"><text:span text:style-name="T119">ScienceDaily.com, </text:span><text:span text:style-name="T122">Emotion reversed in left-handers' brains</text:span><text:span text:style-name="T126">, May 2, 2012. </text:span><text:a xlink:type="simple" xlink:href="http://www.sciencedaily.com/releases/2012/05/120502184836.htm" text:style-name="Internet_20_link" text:visited-style-name="Visited_20_Internet_20_Link"><text:span text:style-name="T126">http://www.sciencedaily.com/releases/2012/05/120502184836.htm</text:span></text:a></text:p>
      <text:p text:style-name="P47"><text:span text:style-name="T128">PsychologyToday.com, </text:span><text:span text:style-name="T124">Emotion Is Reversed in Left-Handers' Brains</text:span><text:span text:style-name="T128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28">http://www.psychologytoday.com/blog/malleable-mind/201205/emotion-is-reversed-in-left-handers-brains</text:span></text:a></text:p>
      <text:p text:style-name="P17"/>
      <text:p text:style-name="P13"><text:span text:style-name="T165">Technical s</text:span>kills</text:p>
      <text:p text:style-name="P89"/>
      <text:p text:style-name="P65"><text:span text:style-name="T127">P</text:span><text:span text:style-name="T125">rogramming languages: </text:span><text:span text:style-name="T132">P</text:span><text:span text:style-name="T125">ython, R, </text:span><text:span text:style-name="T132">Matlab, </text:span><text:span text:style-name="T133">Bash, </text:span><text:span text:style-name="T125">Supercollider</text:span></text:p>
      <text:p text:style-name="P64"><text:span text:style-name="T129">Designing, running, and analyzing experiments using</text:span><text:span text:style-name="T125"> </text:span><text:span text:style-name="T131">M</text:span><text:span text:style-name="T132">EG/</text:span><text:span text:style-name="T125">EEG and behavioral </text:span><text:span text:style-name="T129">methods</text:span></text:p>
      <text:p text:style-name="P71">Linear mixed-effects modeling</text:p>
      <text:p text:style-name="P71">Non-parametric statistics</text:p>
      <text:p text:style-name="P72">Multivariate <text:span text:style-name="T173">decoding</text:span> analyses</text:p>
      <text:p text:style-name="P66"><text:span text:style-name="T133">D</text:span><text:span text:style-name="T132">igital</text:span><text:span text:style-name="T130"> signal processing</text:span></text:p>
      <text:p text:style-name="P14"/>
      <text:p text:style-name="P15">Citizenship</text:p>
      <text:p text:style-name="P92"/>
      <text:p text:style-name="P67"><text:span text:style-name="T127">U</text:span><text:span text:style-name="T125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1-18T12:21:19.398129562</dc:date>
    <meta:editing-duration>PT18H5M44S</meta:editing-duration>
    <meta:editing-cycles>281</meta:editing-cycles>
    <meta:document-statistic meta:table-count="0" meta:image-count="0" meta:object-count="0" meta:page-count="7" meta:paragraph-count="136" meta:word-count="1789" meta:character-count="13922" meta:non-whitespace-character-count="12130"/>
    <meta:user-defined meta:name="Company">UC - Berkeley</meta:user-defined>
  </office:meta>
</office:document-meta>
</file>